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0.986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Raleway" fo:font-size="10pt" fo:font-weight="bold" style:font-name-asian="Raleway1" style:font-size-asian="10pt" style:font-weight-asian="bold" style:font-name-complex="Raleway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Raleway" fo:font-size="10pt" style:font-name-asian="Raleway1" style:font-size-asian="10pt" style:font-name-complex="Raleway1" style:font-size-complex="10pt"/>
    </style:style>
    <style:style style:name="P6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7" style:family="paragraph" style:parent-style-name="Standard"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master-page-name="Standard">
      <style:paragraph-properties fo:line-height="100%" style:page-number="1" fo:padding="0in" fo:border="none"/>
      <style:text-properties fo:font-size="6pt" style:font-size-asian="6pt" style:font-size-complex="6pt"/>
    </style:style>
    <style:style style:name="P10" style:family="paragraph" style:parent-style-name="Heading_20_1">
      <style:paragraph-properties fo:padding="0in" fo:border="none"/>
    </style:style>
    <style:style style:name="P11" style:family="paragraph" style:parent-style-name="Heading_20_2">
      <style:paragraph-properties fo:padding="0in" fo:border="none"/>
    </style:style>
    <style:style style:name="P12" style:family="paragraph" style:parent-style-name="Heading_20_2">
      <style:paragraph-properties fo:line-height="100%" fo:padding="0in" fo:border="none"/>
    </style:style>
    <style:style style:name="P13" style:family="paragraph" style:parent-style-name="Heading_20_3">
      <style:paragraph-properties fo:padding="0in" fo:border="none"/>
    </style:style>
    <style:style style:name="P14" style:family="paragraph" style:parent-style-name="Subtitle">
      <style:paragraph-properties fo:padding="0in" fo:border="none"/>
    </style:style>
    <style:style style:name="P15" style:family="paragraph" style:parent-style-name="Title">
      <style:paragraph-properties fo:padding="0in" fo:border="none"/>
    </style:style>
    <style:style style:name="T1" style:family="text">
      <style:text-properties fo:color="#000000" style:font-name="Open Sans" style:font-name-asian="Open Sans1" style:font-name-complex="Open Sans1"/>
    </style:style>
    <style:style style:name="T2" style:family="text">
      <style:text-properties fo:color="#000000" style:font-name="Open Sans" fo:font-weight="bold" style:font-name-asian="Open Sans1" style:font-weight-asian="bold" style:font-name-complex="Open Sans1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/>
    </style:style>
    <style:style style:name="T7" style:family="text">
      <style:text-properties fo:color="#b7b7b7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Raleway" fo:font-size="10pt" fo:font-weight="bold" style:font-name-asian="Raleway1" style:font-size-asian="10pt" style:font-weight-asian="bold" style:font-name-complex="Raleway1" style:font-size-complex="10pt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bookmark text:name="_x8fm1uorkbaw"/>Luke Armstrong</text:p>
            <text:p text:style-name="P14"><text:bookmark text:name="_ymi089liagec"/>Bachelor of Science majoring in Computer Science, Waikato University</text:p>
          </table:table-cell>
          <table:table-cell table:style-name="Table1.A1" office:value-type="string">
            <text:p text:style-name="P2"><text:span text:style-name="T1">11 Sunbrae Grove, Mt Maunganui, Tauranga</text:span></text:p>
            <text:p text:style-name="P2"><text:span text:style-name="T1">New Zealand, 3116</text:span></text:p>
            <text:p text:style-name="P2"><text:span text:style-name="T2">(+64) 278500472</text:span></text:p>
            <text:p text:style-name="P2"><text:span text:style-name="T2">Ltarmstrong96@gmail.com</text:span></text:p>
          </table:table-cell>
        </table:table-row>
        <table:table-row table:style-name="Table1.2">
          <table:table-cell table:style-name="Table1.A1" office:value-type="string">
            <text:p text:style-name="Heading_20_1"><text:bookmark text:name="_c0ok0q2itl9p"/>ABOUT</text:p>
            <text:p text:style-name="P3">A passionate, curious and enthusiastic individual who is always looking to dive into exciting challenges and new surroundings. I’m interested in full-stack development, backend development, mobile development, UX design, and web development. I’m currently in search of a long-term software development role in a company with a vibrant culture.</text:p>
            <text:p text:style-name="P10"><text:bookmark text:name="_j1cq5khzqscr"/>EXPERIENCE</text:p>
            <text:p text:style-name="P11"><text:bookmark text:name="_rfgvkg2ifhfd"/>Nyriad<text:span text:style-name="T3">, </text:span><text:span text:style-name="T4">Cambridge, NZ — </text:span><text:span text:style-name="T5">Software Developer</text:span></text:p>
            <text:p text:style-name="P13"><text:bookmark text:name="_n64fgzu3lwuy"/>NOV 2018 - PRESENT</text:p>
            <text:p text:style-name="P1">I joined the company, fresh out of University, while they were beginning their transition from a start-up to a growth-stage company. I’ve had hands-on experience with a range of skills including agile methodology, full-stack development, DevOps and UX development in my multiple roles at Nyriad. I mostly used C++, Golang, and Python in this role.</text:p>
            <text:p text:style-name="P11"><text:bookmark text:name="_wj0puh61kxsr"/>Nyriad<text:span text:style-name="T3">, </text:span><text:span text:style-name="T4">Cambridge, NZ — </text:span><text:span text:style-name="T5">Software Development Intern</text:span></text:p>
            <text:p text:style-name="P13"><text:bookmark text:name="_8hk593fs3sag"/>AUG 2018 - NOV 2018</text:p>
            <text:p text:style-name="P1">Interning at Nyriad I did rotations on IT, quality assurance and software development. I had to self teach myself C++, CUDA as well as self-manage my working hours and project delivery.</text:p>
            <text:p text:style-name="P11"><text:bookmark text:name="_1hxcpsc1hco2"/>Domino’s, Mt Maunganui, NZ <text:span text:style-name="T4">— </text:span><text:span text:style-name="T5">Delivery Expert,</text:span><text:span text:style-name="T4"> </text:span><text:span text:style-name="T5">Shift Runner</text:span></text:p>
            <text:p text:style-name="P13"><text:bookmark text:name="_ybypdmed418m"/>NOV 2013 - FEB 2015</text:p>
            <text:p text:style-name="P1">While in high school I worked as a delivery driver for the fast-food pizza store Dominos. Within 9 months I was promoted to a weekend shift runner, giving me a fast-paced, teamwork driven work environment to grow in. <text:s/></text:p>
            <text:p text:style-name="P10"><text:bookmark text:name="_yk8luflkpwij"/></text:p>
            <text:p text:style-name="P10"><text:bookmark text:name="_c40ezfr7o6ne"/></text:p>
            <text:p text:style-name="P3"/>
            <text:p text:style-name="P3"/>
            <text:p text:style-name="P3"/>
            <text:p text:style-name="P3"/>
            <text:p text:style-name="P10"><text:bookmark text:name="_1q0sxvjm4bvc"/>EDUCATION</text:p>
            <text:p text:style-name="P11"><text:bookmark text:name="_6wymnhinx9q5"/>University of Waikato, <text:span text:style-name="T4">Hamilton, NZ — </text:span><text:span text:style-name="T5">BSc Majoring in Computer Science</text:span></text:p>
            <text:p text:style-name="P13"><text:bookmark text:name="_7vtcyzeczjot"/>FEB 2015 - NOV 2018</text:p>
            <text:p text:style-name="P10"><text:bookmark text:name="_jhv78pp9wtzd"/>UNIVERSITY PROJECTS</text:p>
            <text:p text:style-name="P12"><text:bookmark text:name="_vm051rmyhoww"/>API Orientated Website</text:p>
            <text:p text:style-name="P3">Used a range of APIs to create an interactive Google Maps search function languages include JavaScript, PHP, CSS, AJAX, and SQL.</text:p>
            <text:p text:style-name="Heading_20_2"><text:bookmark text:name="_coioh7pppt60"/>Olympic Themed Database</text:p>
            <text:p text:style-name="P3">Built a database and program to provide users with a wide range of information about previous Olympic games. Languages included C# and SQL.</text:p>
            <text:p text:style-name="Heading_20_2"><text:bookmark text:name="_e0eo0cwbiym3"/>Computer Vision Application</text:p>
            <text:p text:style-name="P3">Created an artificial intelligence program that detects the contents of a picture and compares it to other images to score how similar they are using Clojure, a general-purpose programming language</text:p>
            <text:p text:style-name="Heading_20_2"><text:bookmark text:name="_1bvhbsa8yizw"/>Interactive Business Website Prototype</text:p>
            <text:p text:style-name="P3">Developed a simple interactive website prototype based on delivering cryptocurrency news to a targeted user.</text:p>
            <text:p text:style-name="P3">Used a range of Human-Computer Interaction techniques with Proto.io to develop an instinctive, easy to use and fluid prototype</text:p>
            <text:p text:style-name="Heading_20_1"><text:bookmark text:name="_qhvvgs5d1su4"/>REFERENCES</text:p>
            <text:p text:style-name="P6"><text:span text:style-name="T9">Bernard Setz <text:s text:c="56"/>Dominic Azaris</text:span></text:p>
            <text:p text:style-name="P3">Scrum Master, Nyriad <text:s text:c="45"/>Product Owner, Nyriad</text:p>
            <text:p text:style-name="P3">Mobile: +642 192 522 <text:s text:c="46"/>Mobile: <text:s/>+61458388018</text:p>
            <text:p text:style-name="P3">bernard.setz@gmail.com <text:s text:c="37"/><text:a xlink:type="simple" xlink:href="mailto:dominic.azaris@outlook.com" text:style-name="ListLabel_20_1" text:visited-style-name="ListLabel_20_1"><text:span text:style-name="T10">dominic.azaris@outlook.com</text:span></text:a> <text:s text:c="46"/><text:tab/> <text:s text:c="8"/></text:p>
            <text:p text:style-name="P3"/>
            <text:p text:style-name="P3"/>
            <text:p text:style-name="P3"><text:span text:style-name="T9">Matthew A. Simmons</text:span></text:p>
            <text:p text:style-name="P4"/>
            <text:p text:style-name="P3">CEO, Nyriad</text:p>
            <text:p text:style-name="P3">Mobile: +642 112 166 44</text:p>
            <text:p text:style-name="P3">princeps@nyriad.com</text:p>
            <text:p text:style-name="P5"/>
          </table:table-cell>
          <table:table-cell table:style-name="Table1.A1" office:value-type="string">
            <text:p text:style-name="P10"><text:bookmark text:name="_ca0awj8022e2"/>SKILLS</text:p>
            <text:p text:style-name="P7">Storage, Git, Linux, CMake, Testing &amp; Automation, CI/CD, Python, Computer Hardware, Bash, CUDA, Jenkins, MaaS, UX development methodologies</text:p>
            <text:p text:style-name="P7">Agile methodologies, Scrum Master training, Prometheus, Grafana, Atlassian</text:p>
            <text:p text:style-name="P10"><text:bookmark text:name="_cxxkes25b26"/>LANGUAGES</text:p>
            <text:p text:style-name="P8">C/C++, C#, Python, Bash, Golang, HTML/CSS, JS, PHP, SQL, Assembly, Unreal Engine, Clojure</text:p>
          </table:table-cell>
        </table:table-row>
      </table:table>
      <text:p text:style-name="Heading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5" meta:word-count="441" meta:character-count="3216" meta:non-whitespace-character-count="2572"/>
    <meta:generator>LibreOfficeDev/6.0.5.2$Linux_X86_64 LibreOffice_project/</meta:generator>
  </office:meta>
</office:document-meta>
</file>